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px expo start --tunnel -c</text:p>
      <text:p text:style-name="Standard"/>
      <text:p text:style-name="Standard">npm run csv:json</text:p>
      <text:p text:style-name="Standard"/>
      <text:p text:style-name="Standard">Très bien , j'ai renommé Timer en timer ça <text:s/>a suffi</text:p>
      <text:p text:style-name="Standard">Par contre j'aimerais que le timer continue à fonctionner lorsque je reviens vers les convertiss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ieux</meta:initial-creator>
    <meta:creation-date>2025-08-24T07:40:36.69</meta:creation-date>
    <dc:date>2025-08-24T23:09:42.06</dc:date>
    <dc:creator>Drieux</dc:creator>
    <meta:editing-duration>PT7H32M23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1" meta:paragraph-count="4" meta:word-count="35" meta:character-count="192"/>
  </office:meta>
</office:document-meta>
</file>